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3.1425in"/>
    </style:style>
    <style:style style:name="co5" style:family="table-column">
      <style:table-column-properties fo:break-before="auto" style:column-width="2.7437in"/>
    </style:style>
    <style:style style:name="co6" style:family="table-column">
      <style:table-column-properties fo:break-before="auto" style:column-width="0.55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column table:style-name="co6" table:default-cell-style-name="ce3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Test</text:p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urpose</text:p>
          </table:table-cell>
          <table:table-cell table:style-name="ce1" office:value-type="string">
            <text:p>Success Condition</text:p>
          </table:table-cell>
          <table:table-cell table:style-name="ce1" office:value-type="string">
            <text:p>Pass?</text:p>
            <text:p>Y/N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Initials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date" office:date-value="2010-03-16">
            <text:p>03/16/10</text:p>
          </table:table-cell>
          <table:table-cell office:value-type="string">
            <text:p>Text transmission</text:p>
          </table:table-cell>
          <table:table-cell office:value-type="string">
            <text:p>Connect, send text</text:p>
          </table:table-cell>
          <table:table-cell office:value-type="string">
            <text:p>Y</text:p>
          </table:table-cell>
          <table:table-cell/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date" office:date-value="2010-03-30">
            <text:p>03/30/10</text:p>
          </table:table-cell>
          <table:table-cell office:value-type="string">
            <text:p>Audio Record/Play</text:p>
          </table:table-cell>
          <table:table-cell office:value-type="string">
            <text:p>Audio plays on speaker</text:p>
          </table:table-cell>
          <table:table-cell office:value-type="string">
            <text:p>Y</text:p>
          </table:table-cell>
          <table:table-cell/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date" office:date-value="2010-04-01">
            <text:p>04/01/10</text:p>
          </table:table-cell>
          <table:table-cell office:value-type="string">
            <text:p>Speex evaluation</text:p>
          </table:table-cell>
          <table:table-cell office:value-type="string">
            <text:p>Speex encrypts 20ms of data in &lt;20ms</text:p>
          </table:table-cell>
          <table:table-cell office:value-type="string">
            <text:p>N</text:p>
          </table:table-cell>
          <table:table-cell office:value-type="string">
            <text:p>Abandoned Speex</text:p>
          </table:table-cell>
          <table:table-cell office:value-type="string">
            <text:p>RK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date" office:date-value="2010-04-13">
            <text:p>04/13/10</text:p>
          </table:table-cell>
          <table:table-cell office:value-type="string">
            <text:p>AES Test</text:p>
          </table:table-cell>
          <table:table-cell office:value-type="string">
            <text:p>Encryption/Decryption works</text:p>
          </table:table-cell>
          <table:table-cell office:value-type="string">
            <text:p>Y</text:p>
          </table:table-cell>
          <table:table-cell office:value-type="string">
            <text:p>Various functionality of AES tested.</text:p>
          </table:table-cell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date" office:date-value="2010-04-13">
            <text:p>04/13/10</text:p>
          </table:table-cell>
          <table:table-cell office:value-type="string">
            <text:p>AES test</text:p>
          </table:table-cell>
          <table:table-cell office:value-type="string">
            <text:p>Test if voice works</text:p>
          </table:table-cell>
          <table:table-cell office:value-type="string">
            <text:p>Y</text:p>
          </table:table-cell>
          <table:table-cell/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date" office:date-value="2010-04-20">
            <text:p>04/20/10</text:p>
          </table:table-cell>
          <table:table-cell office:value-type="string">
            <text:p>AES Key Exchange</text:p>
          </table:table-cell>
          <table:table-cell office:value-type="string">
            <text:p>Key Exchanged</text:p>
          </table:table-cell>
          <table:table-cell office:value-type="string">
            <text:p>Y</text:p>
          </table:table-cell>
          <table:table-cell/>
          <table:table-cell office:value-type="string">
            <text:p>RK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date" office:date-value="2010-04-27">
            <text:p>04/27/10</text:p>
          </table:table-cell>
          <table:table-cell office:value-type="string">
            <text:p>Speex evaluation</text:p>
          </table:table-cell>
          <table:table-cell office:value-type="string">
            <text:p>Speex encrypts 20ms of data in &lt;20ms</text:p>
          </table:table-cell>
          <table:table-cell office:value-type="string">
            <text:p>N</text:p>
          </table:table-cell>
          <table:table-cell office:value-type="string">
            <text:p>Failed on real hardware this time</text:p>
          </table:table-cell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date" office:date-value="2010-04-27">
            <text:p>04/27/10</text:p>
          </table:table-cell>
          <table:table-cell office:value-type="string">
            <text:p>Key Exchange</text:p>
          </table:table-cell>
          <table:table-cell office:value-type="string">
            <text:p>Key exchanged</text:p>
          </table:table-cell>
          <table:table-cell office:value-type="string">
            <text:p>Y</text:p>
          </table:table-cell>
          <table:table-cell office:value-type="string">
            <text:p>Redone – new key exchange mechanism</text:p>
          </table:table-cell>
          <table:table-cell office:value-type="string">
            <text:p>RK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date" office:date-value="2010-04-27">
            <text:p>04/27/10</text:p>
          </table:table-cell>
          <table:table-cell office:value-type="string">
            <text:p>Secret Key Exchange</text:p>
          </table:table-cell>
          <table:table-cell office:value-type="string">
            <text:p>Key Exchanged</text:p>
          </table:table-cell>
          <table:table-cell office:value-type="string">
            <text:p>Y</text:p>
          </table:table-cell>
          <table:table-cell/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date" office:date-value="2010-04-28">
            <text:p>04/28/10</text:p>
          </table:table-cell>
          <table:table-cell office:value-type="string">
            <text:p>AES Test</text:p>
          </table:table-cell>
          <table:table-cell office:value-type="string">
            <text:p>Test if voice encryption taking place</text:p>
          </table:table-cell>
          <table:table-cell office:value-type="string">
            <text:p>Y</text:p>
          </table:table-cell>
          <table:table-cell/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date" office:date-value="2010-04-30">
            <text:p>04/30/10</text:p>
          </table:table-cell>
          <table:table-cell office:value-type="string">
            <text:p>Function Test – Audio</text:p>
          </table:table-cell>
          <table:table-cell office:value-type="string">
            <text:p>Test if transmission possible</text:p>
          </table:table-cell>
          <table:table-cell office:value-type="string">
            <text:p>Y</text:p>
          </table:table-cell>
          <table:table-cell office:value-type="string">
            <text:p>One way, not time-sensitive</text:p>
          </table:table-cell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date" office:date-value="2010-05-03">
            <text:p>05/03/10</text:p>
          </table:table-cell>
          <table:table-cell office:value-type="string">
            <text:p>Functional Test</text:p>
          </table:table-cell>
          <table:table-cell office:value-type="string">
            <text:p>Emulated Instance talks to phone</text:p>
          </table:table-cell>
          <table:table-cell office:value-type="string">
            <text:p>Y</text:p>
          </table:table-cell>
          <table:table-cell office:value-type="string">
            <text:p>Garbled audio</text:p>
          </table:table-cell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date" office:date-value="2010-05-25">
            <text:p>05/25/10</text:p>
          </table:table-cell>
          <table:table-cell office:value-type="string">
            <text:p>Functional Test</text:p>
          </table:table-cell>
          <table:table-cell office:value-type="string">
            <text:p>Simulated app talks to hardware</text:p>
          </table:table-cell>
          <table:table-cell office:value-type="string">
            <text:p>Y</text:p>
          </table:table-cell>
          <table:table-cell office:value-type="string">
            <text:p>Non-garbled audio</text:p>
          </table:table-cell>
          <table:table-cell office:value-type="string">
            <text:p>GB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date" office:date-value="2010-05-25">
            <text:p>05/25/10</text:p>
          </table:table-cell>
          <table:table-cell office:value-type="string">
            <text:p>Key Exchange</text:p>
          </table:table-cell>
          <table:table-cell office:value-type="string">
            <text:p>Key Exchanged</text:p>
          </table:table-cell>
          <table:table-cell office:value-type="string">
            <text:p>Y</text:p>
          </table:table-cell>
          <table:table-cell office:value-type="string">
            <text:p>Redone – new key exchange mechanism</text:p>
          </table:table-cell>
          <table:table-cell office:value-type="string">
            <text:p>GB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2:Sheet1.AMJ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23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egory Baker</meta:initial-creator>
    <meta:creation-date>2010-05-25T22:55:55</meta:creation-date>
    <dc:date>2010-05-25T23:15:41</dc:date>
    <dc:creator>Gregory Baker</dc:creator>
    <meta:editing-duration>PT00H19M46S</meta:editing-duration>
    <meta:editing-cycles>3</meta:editing-cycles>
    <meta:generator>OpenOffice.org/3.1$Unix OpenOffice.org_project/310m19$Build-9420</meta:generator>
    <meta:document-statistic meta:table-count="3" meta:cell-count="99" meta:object-count="0"/>
  </office:meta>
</office:document-meta>
</file>